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b6d" officeooo:paragraph-rsid="00017b6d"/>
    </style:style>
    <style:style style:name="P2" style:family="paragraph" style:parent-style-name="Text_20_body">
      <style:text-properties officeooo:rsid="00017b6d" officeooo:paragraph-rsid="00017b6d"/>
    </style:style>
    <style:style style:name="P3" style:family="paragraph" style:parent-style-name="Standard" style:list-style-name="L1">
      <style:text-properties officeooo:rsid="00017b6d" officeooo:paragraph-rsid="00017b6d"/>
    </style:style>
    <style:style style:name="P4" style:family="paragraph" style:parent-style-name="Standard" style:list-style-name="L2">
      <style:text-properties officeooo:rsid="00017b6d" officeooo:paragraph-rsid="00017b6d"/>
    </style:style>
    <style:style style:name="P5" style:family="paragraph" style:parent-style-name="Text_20_body" style:list-style-name="L3">
      <style:text-properties officeooo:paragraph-rsid="00052397"/>
    </style:style>
    <style:style style:name="P6" style:family="paragraph" style:parent-style-name="Text_20_body" style:list-style-name="L6">
      <style:paragraph-properties fo:margin-top="0cm" fo:margin-bottom="0.212cm" style:contextual-spacing="false"/>
      <style:text-properties officeooo:rsid="0002a9dc" officeooo:paragraph-rsid="0002a9dc"/>
    </style:style>
    <style:style style:name="P7" style:family="paragraph" style:parent-style-name="Text_20_body" style:list-style-name="L6">
      <style:paragraph-properties fo:margin-top="0cm" fo:margin-bottom="0.212cm" style:contextual-spacing="false"/>
      <style:text-properties officeooo:rsid="0003c861" officeooo:paragraph-rsid="0003c861"/>
    </style:style>
    <style:style style:name="P8" style:family="paragraph" style:parent-style-name="Text_20_body" style:list-style-name="L7">
      <style:paragraph-properties fo:margin-top="0cm" fo:margin-bottom="0.212cm" style:contextual-spacing="false"/>
      <style:text-properties officeooo:rsid="0003c861" officeooo:paragraph-rsid="0003c861"/>
    </style:style>
    <style:style style:name="P9" style:family="paragraph" style:parent-style-name="Text_20_body" style:list-style-name="L6">
      <style:paragraph-properties fo:margin-top="0cm" fo:margin-bottom="0.212cm" style:contextual-spacing="false"/>
      <style:text-properties officeooo:rsid="00052397" officeooo:paragraph-rsid="00052397"/>
    </style:style>
    <style:style style:name="T1" style:family="text">
      <style:text-properties officeooo:rsid="00017b6d"/>
    </style:style>
    <style:style style:name="T2" style:family="text">
      <style:text-properties officeooo:rsid="0002a9dc"/>
    </style:style>
    <style:style style:name="T3" style:family="text">
      <style:text-properties officeooo:rsid="0003c861"/>
    </style:style>
    <style:style style:name="T4" style:family="text">
      <style:text-properties officeooo:rsid="000523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Инструкция по развертыванию БД.</text:p>
      <text:p text:style-name="P1">Этапы развертывания:</text:p>
      <text:list xml:id="list956777150776088924" text:style-name="L1">
        <text:list-item>
          <text:p text:style-name="P3">Установка базового ПО и модулей</text:p>
        </text:list-item>
        <text:list-item>
          <text:p text:style-name="P3">Настройка кластера базы данных</text:p>
        </text:list-item>
        <text:list-item>
          <text:p text:style-name="P3">Развертывание схемы.</text:p>
        </text:list-item>
        <text:list-item>
          <text:p text:style-name="P3">Очистка тестовых данных.</text:p>
        </text:list-item>
      </text:list>
      <text:h text:style-name="Heading_20_1" text:outline-level="1">Установка базового ПО и модулей.</text:h>
      <text:p text:style-name="P1">Для работы понадобится следующее базовое ПО:</text:p>
      <text:list xml:id="list8427207290981695438" text:style-name="L2">
        <text:list-item>
          <text:p text:style-name="P4">БД postgres версии не ниже 9.2 (текущие поддерживаемые версии 9.2.4+ и 9.3.1+)</text:p>
        </text:list-item>
        <text:list-item>
          <text:p text:style-name="P4">Модуль postgis (текущие поддерживаемые версии 2.0+ и 2.1+)</text:p>
        </text:list-item>
        <text:list-item>
          <text:p text:style-name="P4">php версии не ниже 5.4</text:p>
        </text:list-item>
        <text:list-item>
          <text:p text:style-name="P4">Модули php-pgsql (драйвер postgresql), php-mcrypt(вызов функций шифрования), php-posix (используется для многопоточности). Также php должно поддерживать работу в режиме командной строки (cli - command line interface) из каталогов дистрибутива utils и ../utils.</text:p>
        </text:list-item>
        <text:list-item>
          <text:p text:style-name="P4">Для развертывания понадобятся каталоги distributive/utils и distributive/sql со всем их содержимым, а также файл distributive/DbConfig.php.</text:p>
        </text:list-item>
        <text:list-item>
          <text:p text:style-name="P4">Опционально для тестирования понадобятся ПО phpunit и каталог distributive/tests</text:p>
        </text:list-item>
      </text:list>
      <text:p text:style-name="P1"/>
      <text:h text:style-name="Heading_20_1" text:outline-level="1">Настройка кластера БД</text:h>
      <text:list xml:id="list3976392825418251888" text:style-name="L3">
        <text:list-item>
          <text:p text:style-name="P5"><text:span text:style-name="T2">В кластере postgres рекомендуется выставить кодировку символов UTF8. Делается это следующими командами от суперпользователя (в бд с именем postgres):<text:line-break/></text:span><text:span text:style-name="Source_20_Text"><text:span text:style-name="T2">UPDATE pg_database SET datistemplate=FALSE WHERE datname='template1';<text:line-break/></text:span></text:span><text:span text:style-name="Source_20_Text">DROP DATABASE template1;<text:line-break/></text:span><text:span text:style-name="Source_20_Text"><text:span text:style-name="T2">C</text:span></text:span><text:span text:style-name="Source_20_Text">REATE DATABASE template1 WITH owner=postgres template=template0 encoding='UTF8';<text:line-break/></text:span><text:span text:style-name="Source_20_Text"><text:span text:style-name="T1">UPDATE pg_database SET datistemplate=TRUE WHERE datname='template1';</text:span></text:span></text:p>
        </text:list-item>
        <text:list-item>
          <text:p text:style-name="P5"><text:span text:style-name="T2">В кластере должна быть создана база данных с именем test (или выбранным вами) и кодировкой 'UTF8' (она же 'UNICODE'). Кодировка будет выставлена в UTF8 автоматически, если пункт 1 выполнен успешно. </text:span></text:p>
        </text:list-item>
      </text:list>
      <text:h text:style-name="Heading_20_1" text:outline-level="1">Развертывание схемы</text:h>
      <text:list xml:id="list5069756425820552397" text:style-name="L6">
        <text:list-item>
          <text:p text:style-name="P6">Настройка конфигуратора. Необходимо отредактировать файл DbConfig.php, установив параметры соединения с нужной базой данных.</text:p>
        </text:list-item>
        <text:list-item>
          <text:p text:style-name="P6"><text:span text:style-name="T3">Запустить терминал, в терминале п</text:span>ерейти <text:span text:style-name="T3">в каталог utils и запустить команду 'php rebuild_schema.php'</text:span></text:p>
        </text:list-item>
        <text:list-item>
          <text:p text:style-name="P7">После развертывания схемы будет выведен список тестовых таблиц с тестовыми данными (по 5 записей на таблицу, <text:span text:style-name="T4">последняя таблица - ALERT</text:span>). Необходимо проверить отстутствие ошибок в выдаваемом результате.</text:p>
        </text:list-item>
        <text:list-item>
          <text:p text:style-name="P9">В процессе развертывания в БД будут созданы роли (пользователи БД) coder1, coder2, webconnect, wwwadmin с паролями привязанными к текущим настройкам системы. Рекомендуется проверить соответствие паролей режиму работы веб-фронтенда или сменить их на соответствующие.</text:p>
        </text:list-item>
      </text:list>
      <text:h text:style-name="Heading_20_1" text:outline-level="1">Очистка тестовых данных.</text:h>
      <text:list xml:id="list3445118025143472733" text:style-name="L7">
        <text:list-item>
          <text:p text:style-name="P8">После развертывания можно очистить тестовые данные SQL-командой <text:line-break/>DELETE * FROM msc.users; от обычного пользователя.<text:line-break/>Будут очищены все данные, кроме тарифов и биллинговых записей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0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9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font-size="9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at</meta:initial-creator>
    <meta:creation-date>2013-10-18T00:23:35.073547815</meta:creation-date>
    <dc:date>2013-11-13T12:39:30.359864662</dc:date>
    <dc:creator>Marat</dc:creator>
    <meta:editing-duration>PT12M8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24" meta:word-count="316" meta:character-count="2428" meta:non-whitespace-character-count="2151"/>
  </office:meta>
</office:document-meta>
</file>